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1000000818218E51E46FD94F8.png" manifest:media-type="image/png"/>
  <manifest:file-entry manifest:full-path="Pictures/1000852100000D5500000D556A6DB959684746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12cm" svg:height="3.412cm" svg:x="0cm" svg:y="0cm">
          <draw:image xlink:href="Pictures/1000852100000D5500000D556A6DB95968474651.svg" xlink:type="simple" xlink:show="embed" xlink:actuate="onLoad" loext:mime-type="image/svg+xml">
            <text:p/>
          </draw:image>
          <draw:image xlink:href="Pictures/1000020100000081000000818218E51E46FD94F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41cm" fo:page-height="3.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0:31:58.590861450</meta:creation-date>
    <dc:date>2021-10-17T10:46:07.500946058</dc:date>
    <meta:editing-duration>PT3M58S</meta:editing-duration>
    <meta:editing-cycles>1</meta:editing-cycles>
    <meta:document-statistic meta:object-count="1"/>
    <meta:generator>LibreOffice/6.4.7.2$Linux_X86_64 LibreOffice_project/40$Build-2</meta:generator>
  </office:meta>
</office:document-meta>
</file>